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6.00pt" fo:font-weight="bold"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6.00pt" fo:font-weight="bold"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6.00pt" fo:font-weight="bold"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6.00pt" fo:font-weight="bold"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4.00pt" fo:font-weight="bold"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4.00pt" fo:font-weight="bold"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Liberation Serif'" style:font-family-asian="'Liberation Serif'" style:font-family-complex="'Liberation Serif'"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Liberation Serif'" style:font-family-asian="'Liberation Serif'" style:font-family-complex="'Liberation Serif'"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4.00pt" fo:font-weight="bold" fo:font-family="'Liberation Serif'" style:font-family-asian="'Liberation Serif'" style:font-family-complex="'Liberation Serif'"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6.00pt" fo:font-weight="bold" fo:font-family="'Liberation Serif'" style:font-family-asian="'Liberation Serif'" style:font-family-complex="'Liberation Serif'"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Liberation Serif'" style:font-family-asian="'Liberation Serif'" style:font-family-complex="'Liberation Serif'"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6.00pt" fo:font-weight="bold"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Liberation Serif'" style:font-family-asian="'Liberation Serif'" style:font-family-complex="'Liberation Serif'"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4.00pt" fo:font-weight="bold" fo:font-family="'Liberation Serif'" style:font-family-asian="'Liberation Serif'" style:font-family-complex="'Liberation Serif'"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Liberation Serif'" style:font-family-asian="'Liberation Serif'" style:font-family-complex="'Liberation Serif'" fo:background-color="transparent" style:use-window-font-color="true"/>
    </style:style>
    <style:style style:name="T95" style:family="text">
      <style:text-properties fo:font-size="14.00pt" fo:font-weight="bold" fo:font-family="'Liberation Serif'" style:font-family-asian="'Liberation Serif'" style:font-family-complex="'Liberation Serif'"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normal" fo:font-family="'Liberation Serif'" style:font-family-asian="'Liberation Serif'" style:font-family-complex="'Liberation Serif'"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4.00pt" fo:font-weight="bold" fo:font-family="'Liberation Serif'" style:font-family-asian="'Liberation Serif'" style:font-family-complex="'Liberation Serif'"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Liberation Serif'" style:font-family-asian="'Liberation Serif'" style:font-family-complex="'Liberation Serif'"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Liberation Serif'" style:font-family-asian="'Liberation Serif'" style:font-family-complex="'Liberation Serif'"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Liberation Serif'" style:font-family-asian="'Liberation Serif'" style:font-family-complex="'Liberation Serif'"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Liberation Serif'" style:font-family-asian="'Liberation Serif'" style:font-family-complex="'Liberation Serif'"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Liberation Serif'" style:font-family-asian="'Liberation Serif'" style:font-family-complex="'Liberation Serif'"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Liberation Serif'" style:font-family-asian="'Liberation Serif'" style:font-family-complex="'Liberation Serif'"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Liberation Serif'" style:font-family-asian="'Liberation Serif'" style:font-family-complex="'Liberation Serif'"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Liberation Serif'" style:font-family-asian="'Liberation Serif'" style:font-family-complex="'Liberation Serif'"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4.00pt" fo:font-weight="bold" fo:font-family="'Liberation Serif'" style:font-family-asian="'Liberation Serif'" style:font-family-complex="'Liberation Serif'"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Liberation Serif'" style:font-family-asian="'Liberation Serif'" style:font-family-complex="'Liberation Serif'"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Liberation Serif'" style:font-family-asian="'Liberation Serif'" style:font-family-complex="'Liberation Serif'"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Liberation Serif'" style:font-family-asian="'Liberation Serif'" style:font-family-complex="'Liberation Serif'"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4.00pt" fo:font-weight="bold" fo:font-family="'Liberation Serif'" style:font-family-asian="'Liberation Serif'" style:font-family-complex="'Liberation Serif'"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normal" fo:font-family="'Liberation Serif'" style:font-family-asian="'Liberation Serif'" style:font-family-complex="'Liberation Serif'"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Liberation Serif'" style:font-family-asian="'Liberation Serif'" style:font-family-complex="'Liberation Serif'"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2.00pt" fo:font-weight="normal" fo:font-family="'Liberation Serif'" style:font-family-asian="'Liberation Serif'" style:font-family-complex="'Liberation Serif'"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normal" fo:font-family="'Liberation Serif'" style:font-family-asian="'Liberation Serif'" style:font-family-complex="'Liberation Serif'"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4.00pt" fo:font-weight="bold" fo:font-family="'Liberation Serif'" style:font-family-asian="'Liberation Serif'" style:font-family-complex="'Liberation Serif'"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2.00pt" fo:font-weight="normal" fo:font-family="'Liberation Serif'" style:font-family-asian="'Liberation Serif'" style:font-family-complex="'Liberation Serif'"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2.00pt" fo:font-weight="normal" fo:font-family="'Liberation Serif'" style:font-family-asian="'Liberation Serif'" style:font-family-complex="'Liberation Serif'"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fo:font-family="'Liberation Serif'" style:font-family-asian="'Liberation Serif'" style:font-family-complex="'Liberation Serif'"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fo:font-family="'Liberation Serif'" style:font-family-asian="'Liberation Serif'" style:font-family-complex="'Liberation Serif'"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4.00pt" fo:font-weight="bold" fo:font-family="'Liberation Serif'" style:font-family-asian="'Liberation Serif'" style:font-family-complex="'Liberation Serif'"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2.00pt" fo:font-weight="normal" fo:font-family="'Liberation Serif'" style:font-family-asian="'Liberation Serif'" style:font-family-complex="'Liberation Serif'"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normal" fo:font-family="'Liberation Serif'" style:font-family-asian="'Liberation Serif'" style:font-family-complex="'Liberation Serif'"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2.00pt" fo:font-weight="normal" fo:font-family="'Liberation Serif'" style:font-family-asian="'Liberation Serif'" style:font-family-complex="'Liberation Serif'"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fo:font-family="'Liberation Serif'" style:font-family-asian="'Liberation Serif'" style:font-family-complex="'Liberation Serif'"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4.00pt" fo:font-weight="bold" fo:font-family="'Liberation Serif'" style:font-family-asian="'Liberation Serif'" style:font-family-complex="'Liberation Serif'"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2.00pt" fo:font-weight="normal" fo:font-family="'Liberation Serif'" style:font-family-asian="'Liberation Serif'" style:font-family-complex="'Liberation Serif'" fo:background-color="transparent" style:use-window-font-color="true"/>
    </style:style>
    <style:style style:name="T173"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74" style:family="text">
      <style:text-properties fo:font-size="12.00pt" fo:font-weight="normal" fo:font-family="'Liberation Serif'" style:font-family-asian="'Liberation Serif'" style:font-family-complex="'Liberation Serif'"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4.00pt" fo:font-weight="bold" fo:font-family="'Liberation Serif'" style:font-family-asian="'Liberation Serif'" style:font-family-complex="'Liberation Serif'"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2.00pt" fo:font-weight="normal" fo:font-family="'Liberation Serif'" style:font-family-asian="'Liberation Serif'" style:font-family-complex="'Liberation Serif'"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normal" fo:font-family="'Liberation Serif'" style:font-family-asian="'Liberation Serif'" style:font-family-complex="'Liberation Serif'"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normal" fo:font-family="'Liberation Serif'" style:font-family-asian="'Liberation Serif'" style:font-family-complex="'Liberation Serif'"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2.00pt" fo:font-weight="normal" fo:font-family="'Liberation Serif'" style:font-family-asian="'Liberation Serif'" style:font-family-complex="'Liberation Serif'"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4.00pt" fo:font-weight="bold" fo:font-family="'Liberation Serif'" style:font-family-asian="'Liberation Serif'" style:font-family-complex="'Liberation Serif'"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2.00pt" fo:font-weight="normal" fo:font-family="'Liberation Serif'" style:font-family-asian="'Liberation Serif'" style:font-family-complex="'Liberation Serif'" fo:background-color="transparent" style:use-window-font-color="true"/>
    </style:style>
    <style:style style:name="T18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90" style:family="text">
      <style:text-properties fo:font-size="12.00pt" fo:font-weight="normal" fo:font-family="'Liberation Serif'" style:font-family-asian="'Liberation Serif'" style:font-family-complex="'Liberation Serif'"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4.00pt" fo:font-weight="bold" fo:font-family="'Liberation Serif'" style:font-family-asian="'Liberation Serif'" style:font-family-complex="'Liberation Serif'"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normal" fo:font-family="'Liberation Serif'" style:font-family-asian="'Liberation Serif'" style:font-family-complex="'Liberation Serif'" fo:background-color="transparent" style:use-window-font-color="true"/>
    </style:style>
    <style:style style:name="T195"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96" style:family="text">
      <style:text-properties fo:font-size="12.00pt" fo:font-weight="normal" fo:font-family="'Liberation Serif'" style:font-family-asian="'Liberation Serif'" style:font-family-complex="'Liberation Serif'"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6.00pt" fo:font-weight="bold" fo:font-family="'Liberation Serif'" style:font-family-asian="'Liberation Serif'" style:font-family-complex="'Liberation Serif'"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normal" fo:font-family="'Liberation Serif'" style:font-family-asian="'Liberation Serif'" style:font-family-complex="'Liberation Serif'"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2.00pt" fo:font-weight="normal" fo:font-family="'Liberation Serif'" style:font-family-asian="'Liberation Serif'" style:font-family-complex="'Liberation Serif'"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4.00pt" fo:font-weight="bold" fo:font-family="'Liberation Serif'" style:font-family-asian="'Liberation Serif'" style:font-family-complex="'Liberation Serif'"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2.00pt" fo:font-weight="normal" fo:font-family="'Liberation Serif'" style:font-family-asian="'Liberation Serif'" style:font-family-complex="'Liberation Serif'"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2.00pt" fo:font-weight="normal" fo:font-family="'Liberation Serif'" style:font-family-asian="'Liberation Serif'" style:font-family-complex="'Liberation Serif'"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2.00pt" fo:font-weight="normal" fo:font-family="'Liberation Serif'" style:font-family-asian="'Liberation Serif'" style:font-family-complex="'Liberation Serif'"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4.00pt" fo:font-weight="bold" fo:font-family="'Liberation Serif'" style:font-family-asian="'Liberation Serif'" style:font-family-complex="'Liberation Serif'"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2.00pt" fo:font-weight="normal" fo:font-family="'Liberation Serif'" style:font-family-asian="'Liberation Serif'" style:font-family-complex="'Liberation Serif'"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2.00pt" fo:font-weight="normal" fo:font-family="'Liberation Serif'" style:font-family-asian="'Liberation Serif'" style:font-family-complex="'Liberation Serif'"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00.00%" fo:text-align="left"/>
    </style:style>
    <style:style style:name="P20" style:family="paragraph">
      <style:paragraph-properties fo:line-height="100.00%" fo:text-align="left"/>
    </style:style>
    <style:style style:name="P21" style:family="paragraph">
      <style:paragraph-properties fo:line-height="100.00%" fo:text-align="left"/>
    </style:style>
    <style:style style:name="P22" style:family="paragraph">
      <style:paragraph-properties fo:line-height="100.00%" fo:text-align="left"/>
    </style:style>
    <style:style style:name="P23" style:family="paragraph">
      <style:paragraph-properties fo:line-height="100.00%" fo:text-align="left"/>
    </style:style>
  </office:automatic-styles>
  <office:body>
    <office:text>
      <text:p text:style-name="P1"><text:span text:style-name="T1">Manual de Ayuda</text:span></text:p>
      <text:p text:style-name="P1"><text:span text:style-name="T1">Para el usuario de</text:span></text:p>
      <text:p text:style-name="P1"><text:span text:style-name="T1">Bestnid</text:span></text:p>
      <text:p text:style-name="P1"><text:span text:style-name="T2"/></text:p>
      <text:p text:style-name="P2"><text:span text:style-name="T2"/></text:p>
      <text:p text:style-name="P2"><text:span text:style-name="T3">INTRODUCCIÓN<text:tab/><text:tab/><text:tab/><text:tab/><text:tab/><text:tab/><text:tab/><text:tab/><text:tab/><text:tab/><text:tab/>2</text:span></text:p>
      <text:p text:style-name="P2"><text:span text:style-name="T4"/></text:p>
      <text:p text:style-name="P2"><text:span text:style-name="T5">LECTURA DEL MANUAL<text:tab/><text:tab/><text:tab/><text:tab/><text:tab/><text:tab/><text:tab/><text:tab/><text:tab/>2<text:tab/></text:span></text:p>
      <text:p text:style-name="P2"><text:span text:style-name="T6"/></text:p>
      <text:p text:style-name="P2"><text:span text:style-name="T7">REQUISITOS DEL SISTEMA<text:tab/><text:tab/><text:tab/><text:tab/><text:tab/><text:tab/><text:tab/><text:tab/><text:tab/>3</text:span></text:p>
      <text:p text:style-name="P2"><text:span text:style-name="T8"/></text:p>
      <text:p text:style-name="P2"><text:span text:style-name="T9"><text:tab/></text:span></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1">Introducción</text:span></text:p>
      <text:p text:style-name="P2"><text:span text:style-name="T12"/></text:p>
      <text:p text:style-name="P2"><text:span text:style-name="T12"/></text:p>
      <text:p text:style-name="P3"><text:span text:style-name="T13">Bestnid<text:s/></text:span><text:span text:style-name="T14">es un sistema de remates donde sus usuarios pueden subastar bienes y ofertar por ellos. En Bestnid las subastas son un tanto particulares, ya que el bien subastado no se adjudica al postor que más dinero haya ofrecido por él, sino que cada postor comunica por qué necesita dicho producto, y el subastador elegirá un ganador.</text:span></text:p>
      <text:p text:style-name="P3"><text:span text:style-name="T15"/></text:p>
      <text:p text:style-name="P4"><text:span text:style-name="T16">Lectura del manual</text:span></text:p>
      <text:p text:style-name="P4"><text:span text:style-name="T17"/></text:p>
      <text:p text:style-name="P4"><text:span text:style-name="T17"/></text:p>
      <text:p text:style-name="P4"><text:span text:style-name="T18">El proposito de este manual es el de facilitar a los usuarios el uso de Bestnid.</text:span></text:p>
      <text:p text:style-name="P4"><text:span text:style-name="T19"/></text:p>
      <text:p text:style-name="P4"><text:span text:style-name="T20">En cada seccion del manual seran descriptas las herramientas de Bestnid, tanto para usuarios no registrados, usuarios registrados y administradores. Las secciones contienen paso por paso las acciones a realizar para el uso de cada herramienta.</text:span></text:p>
      <text:p text:style-name="P4"><text:span text:style-name="T21"/></text:p>
      <text:p text:style-name="P4"><text:span text:style-name="T22">Requisitos del sistema</text:span></text:p>
      <text:p text:style-name="P4"><text:span text:style-name="T23"/></text:p>
      <text:p text:style-name="P4"><text:span text:style-name="T24">Para poder utilizar Bestnid se debe contar con una computadora con conexión a internet y un navegador. Se recomienda el navegador Google Chrome.</text:span></text:p>
      <text:p text:style-name="P4"><text:span text:style-name="T25"/></text:p>
      <text:p text:style-name="P4"><text:span text:style-name="T26">Area General</text:span></text:p>
      <text:p text:style-name="P4"><text:span text:style-name="T27"/></text:p>
      <text:p text:style-name="P4"><text:span text:style-name="T28">En esta area se procedera con la descripcion de las herramientas y funciones accesibles para todos los tipos de usuarios cubiertos por el sistema (usuarios no registrados, usuarios registrados y administradores).</text:span></text:p>
      <text:p text:style-name="P4"><text:span text:style-name="T29"/></text:p>
      <text:p text:style-name="P4"><text:span text:style-name="T30">Buscar una subasta</text:span></text:p>
      <text:p text:style-name="P4"><text:span text:style-name="T31"/></text:p>
      <text:p text:style-name="P4"><text:span text:style-name="T32">La busqueda de subastas en Bestnid se puede realizar de dos formas: por nombre o por categoria.</text:span></text:p>
      <text:p text:style-name="P4"><text:span text:style-name="T33"/></text:p>
      <text:p text:style-name="P4"><text:span text:style-name="T34">Busqueda por nombre: para realizar este tipo de busqueda solo se tiene que ingresar el nombre de algun objeto en la barra de busqueda situada a la derecha del boton “Categorias” y el sistema le traera un listado de las subastas que incluyan ese nombre.</text:span></text:p>
      <text:p text:style-name="P4"><text:span text:style-name="T35"/></text:p>
      <text:p text:style-name="P4"><text:span text:style-name="T36">Busqueda por categoria: para este tipo de busqueda solo debe hacer clic en el boton que dice “Categorias”, a la izquierda de la barra de busqueda de subastas. Al hacer esto se desplegara una lista con todas las categorias registradas en el sistema, al hacer clic en alguna de ellas se mostrara una lista con todas las subastas activas que tengan esa categoria.</text:span></text:p>
      <text:p text:style-name="P4"><text:span text:style-name="T37"/></text:p>
      <text:p text:style-name="P4"><text:span text:style-name="T38">En el listado de subastas podra ver que cada subasta tiene una foto, un nombre, una categoria, y una fecha de vencimiento.</text:span></text:p>
      <text:p text:style-name="P4"><text:span text:style-name="T39"/></text:p>
      <text:p text:style-name="P5"><text:span text:style-name="T40">Al abrir una subasta, lo cual se hace haciendo clic en el nombre del objeto o en el boton “Abrir”, se mostrara tambien una descripcion de la subasta, junto con los comentarios que la misma tenga. Para los usuarios no registrados estan desactivadas las funciones de ofertar y comentar para una subasta.</text:span></text:p>
      <text:p text:style-name="P5"><text:span text:style-name="T41"/></text:p>
      <text:p text:style-name="P6"><text:span text:style-name="T42">Por último, el boton “Ultimas subastas” traera las subastas recientemente creadas.</text:span></text:p>
      <text:p text:style-name="P6"><text:span text:style-name="T43"/></text:p>
      <text:p text:style-name="P6"><text:span text:style-name="T44">Ordenar listado de subastas</text:span></text:p>
      <text:p text:style-name="P6"><text:span text:style-name="T45"/></text:p>
      <text:p text:style-name="P6"><text:span text:style-name="T46">Si usted busco una subasta por nombre o categoria, puede ordenar el listado que el sistema le muestra.</text:span></text:p>
      <text:p text:style-name="P6"><text:span text:style-name="T47"/></text:p>
      <text:p text:style-name="P6"><text:span text:style-name="T48">A la izquierda va a poder observar debajo de “Ultimas subastas” un titulo que dice “Orden del listado”, junto con algunas opciones: “Por Nombre”, “Por Fecha”, y “Por Categoria”.</text:span></text:p>
      <text:p text:style-name="P6"><text:span text:style-name="T49"/></text:p>
      <text:p text:style-name="P6"><text:span text:style-name="T50">“Por Nombre”: las subastas se ordenaran alfabéticamente por nombre.</text:span></text:p>
      <text:p text:style-name="P6"><text:span text:style-name="T51"/></text:p>
      <text:p text:style-name="P6"><text:span text:style-name="T52">“Por Fecha”: las subastas se ordenaran por fecha de creacion desde la mas reciente a la mas antigua.</text:span></text:p>
      <text:p text:style-name="P6"><text:span text:style-name="T53"/></text:p>
      <text:p text:style-name="P7"><text:span text:style-name="T54">“Por Categoria”: las subastas se ordenaran por categoría alfabéticamente.</text:span></text:p>
      <text:p text:style-name="P7"><text:span text:style-name="T55"/></text:p>
      <text:p text:style-name="P8"><text:span text:style-name="T56">Obtener datos de contacto de los administradores</text:span></text:p>
      <text:p text:style-name="P8"><text:span text:style-name="T57"/></text:p>
      <text:p text:style-name="P8"><text:span text:style-name="T58">Para obtener una lista con los mails para contactar a los administradores, solo tiene que hacer clic en el boton que dice [inserte boton de listado de mails que se encuentra en X parte de la pantalla].</text:span></text:p>
      <text:p text:style-name="P8"><text:span text:style-name="T59"/></text:p>
      <text:p text:style-name="P8"><text:span text:style-name="T60">Al hacer esto le aparecera una ventana con una lista de los mails de contacto, la cual puede cerrar haciendo clic en el boton “Cerrar”.</text:span></text:p>
      <text:p text:style-name="P8"><text:span text:style-name="T61"/></text:p>
      <text:p text:style-name="P8"><text:span text:style-name="T62">Area usuario no registrados</text:span></text:p>
      <text:p text:style-name="P8"><text:span text:style-name="T63"/></text:p>
      <text:p text:style-name="P8"><text:span text:style-name="T64">El usuario no registrado puede utilizar cualquiera de las herramientas descriptas en el area general, ademas de poder registrarse en el sistema.</text:span></text:p>
      <text:p text:style-name="P8"><text:span text:style-name="T65"/></text:p>
      <text:p text:style-name="P8"><text:span text:style-name="T66">Para hacer esto tiene que hacer clic en el boton “Registrarse” arriba a la derecha, al lado del boton “Iniciar sesion”.</text:span></text:p>
      <text:p text:style-name="P8"><text:span text:style-name="T67"/></text:p>
      <text:p text:style-name="P8"><text:span text:style-name="T68">Al hacer esto usted debera ingresar la siguiente informacion (los campos que contengan un asterisco(*) en este documento son obligatorios):</text:span></text:p>
      <text:p text:style-name="P8"><text:span text:style-name="T69"/></text:p>
      <text:p text:style-name="P8"><text:span text:style-name="T70">-Nombre*: su primer nombre, debe escribirlo con letras.</text:span></text:p>
      <text:p text:style-name="P8"><text:span text:style-name="T71"/></text:p>
      <text:p text:style-name="P8"><text:span text:style-name="T72">-Apellido*: su apellido, debe escribirlo con letras.</text:span></text:p>
      <text:p text:style-name="P8"><text:span text:style-name="T73"/></text:p>
      <text:p text:style-name="P8"><text:span text:style-name="T74">-Numero de DNI*: el numero de DNI que figura en su documento de identidad, debe escribirlo con numeros.</text:span></text:p>
      <text:p text:style-name="P8"><text:span text:style-name="T75"/></text:p>
      <text:p text:style-name="P8"><text:span text:style-name="T76">-Direccion de mail*: alguna direccion de correo electronico que usted use de forma activa (necesario para avisos como el de recuperacion de contraseña entre otros), debe contener un carácter '@'.</text:span></text:p>
      <text:p text:style-name="P8"><text:span text:style-name="T77"/></text:p>
      <text:p text:style-name="P8"><text:span text:style-name="T78">-Numero de tarjeta de credito*: el numero que figura en su tarjeta de credito, que sera utilizado para las transacciones cuando usted gane una subasta en la que oferto, debe escribirlo con numeros.</text:span></text:p>
      <text:p text:style-name="P8"><text:span text:style-name="T79"/></text:p>
      <text:p text:style-name="P8"><text:span text:style-name="T80">-Contraseña*: aquí debe ingresar su contraseña para luego poder iniciar sesion, la cual debe contener como minimo 6 caracteres entre letras, numeros y caracteres especiales (cualquiera que no sea letra o numero).</text:span></text:p>
      <text:p text:style-name="P8"><text:span text:style-name="T81"/></text:p>
      <text:p text:style-name="P8"><text:span text:style-name="T82">-Confirmar contraseña*: debe volver a ingresar la contraseña que escribio en el campo anterior, respetando mayusculas y minusculas.</text:span></text:p>
      <text:p text:style-name="P8"><text:span text:style-name="T83"/></text:p>
      <text:p text:style-name="P8"><text:span text:style-name="T84">Los campos anteriores se pondran de color rojo si no son validos los datos ingresados (ej: ingresar un numero en un campo de solo letras o viceversa, una contraseña de menos de 6 caracters, la contraseña a confirmar no es la misma que la original, el mail no contiene '@'), en caso de que los datos ingresados sean validos los campos se pondran de color verde y se habilitara el boton “Registro”. Haciendo clic en este ultimo ya lo dejara registrado en el sistema.</text:span></text:p>
      <text:p text:style-name="P8"><text:span text:style-name="T85"/></text:p>
      <text:p text:style-name="P8"><text:span text:style-name="T86">Area usuario registrados</text:span></text:p>
      <text:p text:style-name="P8"><text:span text:style-name="T87"/></text:p>
      <text:p text:style-name="P8"><text:span text:style-name="T88">Una vez que usted se haya registrado en el sistema va a poder empezar a subastar, ofertar y comentar en Bestnid, a continuacion se dara una descripcion de las herramientas a las cuales tendra acceso (a su vez, usted tambien podrá realizar cualquier accion ya descripta en el Area General).</text:span></text:p>
      <text:p text:style-name="P8"><text:span text:style-name="T89"/></text:p>
      <text:p text:style-name="P8"><text:span text:style-name="T90">Iniciar/Cerrar sesion</text:span></text:p>
      <text:p text:style-name="P8"><text:span text:style-name="T91"/></text:p>
      <text:p text:style-name="P8"><text:span text:style-name="T92">Para poder iniciar sesion usted ya debe estar registrado en el sistema (ver de Area usuario no registrado para mas informacion sobre como registrarse). Si usted esta registrado va a poder iniciar sesion haciendo clic en el boton “Iniciar sesion” arriba a la derecha de la pagina, donde le va a aparecer una ventana que le pedira que ingrese el mail con el que se registro en el sitio y la contraseña que usted haya elegido. Una vez hecho esto haga clic en el boton rojo “Iniciar sesion” justo debajo de esos campos y su sesion en el sistema ya estara iniciada!</text:span></text:p>
      <text:p text:style-name="P8"><text:span text:style-name="T93"/></text:p>
      <text:p text:style-name="P8"><text:span text:style-name="T94">Para cerrar sesion solo debe hacer clic en el boton “Cerrar Sesion” situado arriba a la derecha de la pagina.</text:span></text:p>
      <text:p text:style-name="P8"><text:span text:style-name="T94"/></text:p>
      <text:p text:style-name="P9"><text:span text:style-name="T95">Perfil de usuario</text:span></text:p>
      <text:p text:style-name="P9"><text:span text:style-name="T96"/></text:p>
      <text:p text:style-name="P10"><text:span text:style-name="T97">Al hacer clic en su nombre de usuario en la esquina superior derecha usted podra ver sus datos de usuario, las subastas que haya iniciado, las subastas donde hizo comentarios, las ofertas que haya recibido para sus subastas, las subastas en donde haya ofertado, y las subastas que gano.</text:span><text:span text:style-name="T98"/></text:p>
      <text:p text:style-name="P10"><text:span text:style-name="T99"/></text:p>
      <text:p text:style-name="P10"><text:span text:style-name="T100">Crear/Modificar/Cancelar una subasta</text:span></text:p>
      <text:p text:style-name="P10"><text:span text:style-name="T101"/></text:p>
      <text:p text:style-name="P10"><text:span text:style-name="T102">Aqui describiremos como iniciar una subasta, como modificarla una vez ya creada, y como cancelarla.</text:span></text:p>
      <text:p text:style-name="P10"><text:span text:style-name="T103"/></text:p>
      <text:p text:style-name="P10"><text:span text:style-name="T104">Para crear una subasta usted debera haber iniciado sesion previamente. Al hacer esto usted notara un boton abajo a la derecha de color rojo con un signo “+”, al hacer clic en dicho boton le aparecera un cuadro para crear una subasta, en el cual le pedira los siguientes campos obligatorios:</text:span></text:p>
      <text:p text:style-name="P10"><text:span text:style-name="T105"/></text:p>
      <text:p text:style-name="P10"><text:span text:style-name="T106">-Titulo: titulo de la subasta, puede contener numeros y letras.</text:span></text:p>
      <text:p text:style-name="P10"><text:span text:style-name="T107"/></text:p>
      <text:p text:style-name="P10"><text:span text:style-name="T108">-Descripcion: una descripcion acerca del objeto a subastar, puede contener como maximo 200 caracteres incluyendo espacios.</text:span></text:p>
      <text:p text:style-name="P10"><text:span text:style-name="T109"/></text:p>
      <text:p text:style-name="P10"><text:span text:style-name="T110">-Fecha de fin de la subasta: haciendo clic en la flecha se mostrara un calendario donde podra elegir la fecha de finalizacion de la misma (como minimo las subastas tendran una duracion de 2(dos) semanas, por lo tanto podra elegir cualquier dia a partir de ese plazo).</text:span></text:p>
      <text:p text:style-name="P10"><text:span text:style-name="T111"/></text:p>
      <text:p text:style-name="P10"><text:span text:style-name="T112">-Seleccionar categoria: haciendo clic en la flecha usted podra seleccionar una categoria a la que corresponda el objeto a subastar (si usted ve que su objeto no se corresponde con ninguna solo seleccióne la categoria “Otros”)</text:span></text:p>
      <text:p text:style-name="P10"><text:span text:style-name="T113"/></text:p>
      <text:p text:style-name="P10"><text:span text:style-name="T114">-Seleccionar una imagen: si hace clic en el boton “Browse” usted podra buscar en su computadora una foto del objeto a subastar para subir al sistema.</text:span></text:p>
      <text:p text:style-name="P10"><text:span text:style-name="T115"/></text:p>
      <text:p text:style-name="P10"><text:span text:style-name="T116">Una vez completados todos los campos usted puede hacer clic en el boton “crear” para iniciar la subasta. Alternativamente puede salir de esta pagina haciendo clic en el boton “cancelar”.</text:span></text:p>
      <text:p text:style-name="P10"><text:span text:style-name="T117"/></text:p>
      <text:p text:style-name="P11"><text:span text:style-name="T118">Para poder modificar una subasta, usted tendra que ir a su perfil (haciendo clic en su nombre de usuario arriba a la derecha). Una vez dentro de su perfil usted podra ver su informacion, la seccion “Mis subastas” (que muestra todas las subastas que usted haya hecho, en curso, finalizadas o canceladas), la seccion “Mis comentarios” (que muestra los comentarios que hizo en que subastas y que fechas, con la opcion de ir a la subasta donde esten esos comentarios), y la seccion “Ofertas recibidas” (que muestra todas las subastas que usted haya creado y que tengan ofertas, con la cantidad de las mismas y la fecha de vencimiento de la subasta). En la seccion “Mis subastas” usted vera que cada subasta tiene los botones “Modificar” y “cancelar”, por ahora solo nos interesa el primero de estos dos.</text:span></text:p>
      <text:p text:style-name="P11"><text:span text:style-name="T119"/></text:p>
      <text:p text:style-name="P12"><text:span text:style-name="T120">En la pagina para modificar la subasta usted vera que puede cambiar el nombre de la misma, su descripcion, categoria e imagen. Para confirmar las modificaciones haga clic en “Modificar”, caso contrario haga clic en “Cancelar”.</text:span></text:p>
      <text:p text:style-name="P12"><text:span text:style-name="T121"/></text:p>
      <text:p text:style-name="P12"><text:span text:style-name="T122">Cuando usted esta viendo sus subastas, puede ver el boton “Cancelar” en las que estan en curso. Al hacer clic en este boton le aparecera un recuadro que le preguntara si esta seguro que desea cancelar la subasta.</text:span></text:p>
      <text:p text:style-name="P12"><text:span text:style-name="T123"/></text:p>
      <text:p text:style-name="P12"><text:span text:style-name="T124">IMPORTANTE: no puede cancelar subastas que ya posean ofertas.</text:span></text:p>
      <text:p text:style-name="P12"><text:span text:style-name="T125"/></text:p>
      <text:p text:style-name="P12"><text:span text:style-name="T125"/></text:p>
      <text:p text:style-name="P12"><text:span text:style-name="T126">Ofertar</text:span></text:p>
      <text:p text:style-name="P12"><text:span text:style-name="T127"/></text:p>
      <text:p text:style-name="P12"><text:span text:style-name="T128">Para poder ofertar usted ya tiene que estar registrado en el sistema y haber iniciado sesion en el mismo.</text:span></text:p>
      <text:p text:style-name="P12"><text:span text:style-name="T129"/></text:p>
      <text:p text:style-name="P12"><text:span text:style-name="T130">Cumpliendo lo anterior, usted podra ver cuando entra en la pagina de una subasta que a su derecha tiene un recuadro que dice “Ofertar”, dentro de este recuadro podra ver lo siguiente:</text:span></text:p>
      <text:p text:style-name="P12"><text:span text:style-name="T131"/></text:p>
      <text:p text:style-name="P12"><text:span text:style-name="T132">-Monto de la subasta en $: monto que usted ofrece para la subasta (minimo 1(un) peso argentino).</text:span></text:p>
      <text:p text:style-name="P12"><text:span text:style-name="T133"/></text:p>
      <text:p text:style-name="P12"><text:span text:style-name="T134">-Agregar un motivo: aca usted debe ingresar el motivo por el cual quiere el objeto de la subasta, puede escribir un motivo de hasta 300 caracteres.</text:span></text:p>
      <text:p text:style-name="P12"><text:span text:style-name="T135"/></text:p>
      <text:p text:style-name="P13"><text:span text:style-name="T136">Una vez rellenados ambos campos usted puede enviar su oferta. Si una oferta suya fue elegida como ganadora de una subasta, usted recibira una notificacion de que gano dicha subasta (las notificaciones las podra ver en la campañita que aparece al lado de la barra de busqueda).</text:span></text:p>
      <text:p text:style-name="P13"><text:span text:style-name="T137"/></text:p>
      <text:p text:style-name="P14"><text:span text:style-name="T138">IMPORTANTE: usted solo puede ofertar 1(una) vez por subasta.</text:span></text:p>
      <text:p text:style-name="P14"><text:span text:style-name="T139"/></text:p>
      <text:p text:style-name="P14"><text:span text:style-name="T140">Elegir ganador</text:span></text:p>
      <text:p text:style-name="P14"><text:span text:style-name="T141"/></text:p>
      <text:p text:style-name="P14"><text:span text:style-name="T142">Para poder elegir el ganador de una subasta usted tiene que estar registrado en el sistema, haber iniciado sesion, y tener subastas que hayan recibido ofertas.</text:span></text:p>
      <text:p text:style-name="P14"><text:span text:style-name="T143"/></text:p>
      <text:p text:style-name="P14"><text:span text:style-name="T144">Para ver dichas ofertas vaya a la seccion “Ofertas recibidas” dentro de su perfil de usuario, donde para cada subasta podra ver las ofertas haciendo clic en “Ver ofertas”, y aparecera una ventana mostrando las ofertas de esa subasta con el motivo. Usted puede elegir la oferta con el motivo que mas le guste, y solo debe hacer clic en dicha oferta para elegirla como ganadora.</text:span></text:p>
      <text:p text:style-name="P14"><text:span text:style-name="T145"/></text:p>
      <text:p text:style-name="P14"><text:span text:style-name="T146">Una vez hecho esto el usuario que realizo dicha oferta recibira una notificacion de que gano la subasta, y usted recibira una notificacion de que la subasta ya termino y cuanto fue el monto que recibio de la oferta que gano.</text:span></text:p>
      <text:p text:style-name="P14"><text:span text:style-name="T147"/></text:p>
      <text:p text:style-name="P14"><text:span text:style-name="T148">IMPORTANTE: el monto que USTED reciba de una oferta es el 70% del monto de esa oferta, el 30% restante va para el dueño del sistema.</text:span></text:p>
      <text:p text:style-name="P14"><text:span text:style-name="T149"/></text:p>
      <text:p text:style-name="P14"><text:span text:style-name="T150">Comentar/Responder</text:span></text:p>
      <text:p text:style-name="P14"><text:span text:style-name="T151"/></text:p>
      <text:p text:style-name="P14"><text:span text:style-name="T152">Usted puede comentar en cualquier subasta siempre y cuando este registrado y con sesion iniciada en el sistema.</text:span></text:p>
      <text:p text:style-name="P14"><text:span text:style-name="T153"/></text:p>
      <text:p text:style-name="P14"><text:span text:style-name="T154">Para comentar solo debe ir a la pagina de alguna subasta, y abajo le aparecera un recuadro para poder realizar comentarios en la misma, nada mas debera completar el recuadro y hacer clic en el boton “Publicar comentario”. Los comentarios que se muestran para una subasta son anonimos.</text:span></text:p>
      <text:p text:style-name="P14"><text:span text:style-name="T155"/></text:p>
      <text:p text:style-name="P14"><text:span text:style-name="T156">Para responder comentarios hechos en subastas que usted haya creado, tan solo debe buscar aquellos comentarios que tengan un recuadro para completar y el boton “Responder”. Una vez rellenado el recuadro y hecho clic en dicho boton, se publicara su respuesta al comentario.</text:span></text:p>
      <text:p text:style-name="P14"><text:span text:style-name="T157"/></text:p>
      <text:p text:style-name="P14"><text:span text:style-name="T158">IMPORTANTE: los comentarios pueden tener solo 1(UNA) respuesta de parte suya.</text:span></text:p>
      <text:p text:style-name="P14"><text:span text:style-name="T159"/></text:p>
      <text:p text:style-name="P14"><text:span text:style-name="T160">Eliminar comentarios</text:span></text:p>
      <text:p text:style-name="P14"><text:span text:style-name="T161"/></text:p>
      <text:p text:style-name="P15"><text:span text:style-name="T162">Usted podra eliminar comentarios habiendose registrado e iniciado sesion en el sistema.</text:span></text:p>
      <text:p text:style-name="P15"><text:span text:style-name="T163"/></text:p>
      <text:p text:style-name="P15"><text:span text:style-name="T164">Usted puede eliminar comentarios que haya hecho en otras subastas, y comentarios y respuestas en subastas que usted haya iniciado.</text:span></text:p>
      <text:p text:style-name="P15"><text:span text:style-name="T165"/></text:p>
      <text:p text:style-name="P15"><text:span text:style-name="T166">Para eliminar comentarios nada mas debera hacer clic en el boton “Eliminar” que se encuentra dentro del comentario o respuesta.</text:span></text:p>
      <text:p text:style-name="P15"><text:span text:style-name="T167"/></text:p>
      <text:p text:style-name="P15"><text:span text:style-name="T168">Todos los comentarios eliminados se muestran como “Comentario eliminado”.</text:span></text:p>
      <text:p text:style-name="P15"><text:span text:style-name="T169"/></text:p>
      <text:p text:style-name="P16"><text:span text:style-name="T170">Modificar datos del perfil</text:span></text:p>
      <text:p text:style-name="P16"><text:span text:style-name="T171"/></text:p>
      <text:p text:style-name="P16"><text:span text:style-name="T172">Usted podra modificar sus datos personales desde su pagina personal(</text:span><text:span text:style-name="T173">Ver inciso "Perfil de usuario</text:span><text:span text:style-name="T174">").</text:span></text:p>
      <text:p text:style-name="P16"><text:span text:style-name="T174">Los datos podrán ser editados pasando el mouse sobre cada uno de ellos y haciendo click en el boton "editar" que aparece.</text:span></text:p>
      <text:p text:style-name="P16"><text:span text:style-name="T174"/></text:p>
      <text:p text:style-name="P16"><text:span text:style-name="T174">IMPORTANTE: al cambiar su dirección de<text:s text:c="2"/>e-mail debera indicar una dirección que no haya sido registrada en el sistema, si la direccion no esta disponble para su uso el sistema emitirá un mensaje de error.</text:span></text:p>
      <text:p text:style-name="P16"><text:span text:style-name="T175"/></text:p>
      <text:p text:style-name="P16"><text:span text:style-name="T176">Recuperar contraseña</text:span></text:p>
      <text:p text:style-name="P16"><text:span text:style-name="T177"/></text:p>
      <text:p text:style-name="P16"><text:span text:style-name="T178">Para hacer esto usted debe estar registrado en el sistema.</text:span></text:p>
      <text:p text:style-name="P16"><text:span text:style-name="T179"/></text:p>
      <text:p text:style-name="P16"><text:span text:style-name="T180">Si usted se olvida su contraseña de inicio de sesion, va a ver un boton “Olvide mi contraseña” en la ventana de inicio de sesion.</text:span></text:p>
      <text:p text:style-name="P16"><text:span text:style-name="T181"/></text:p>
      <text:p text:style-name="P16"><text:span text:style-name="T182">Al hacer clic en dicho boton se abrira una ventana donde usted debera ingresar el mail con el que se registro en el sistema y hacer clic en el boton “Confirmar”. Una vez hecho esto recibira un mail con una contraseña temporal para que pueda iniciar sesion, la cual vencera dentro del plaza de 24 horas de que se le haya enviado el mail.</text:span></text:p>
      <text:p text:style-name="P16"><text:span text:style-name="T183"/></text:p>
      <text:p text:style-name="P16"><text:span text:style-name="T184">Una vez que usted haya iniciado sesion se recomienda que modifique su contraseña</text:span></text:p>
      <text:p text:style-name="P16"><text:span text:style-name="T185"/></text:p>
      <text:p text:style-name="P16"><text:span text:style-name="T186">Modificar contraseña</text:span></text:p>
      <text:p text:style-name="P16"><text:span text:style-name="T187"/></text:p>
      <text:p text:style-name="P17"><text:span text:style-name="T188">La contraseña podra ser modificada de la misma manera que cualquier dato de su perfil (</text:span><text:span text:style-name="T189">ver el inciso "Modificar datos del perfil").</text:span><text:span text:style-name="T190"/></text:p>
      <text:p text:style-name="P17"><text:span text:style-name="T190">Adicionalmente se le solicitará que ingrese su contraseña actual seguido de la nueva contraseña y su correspondiente confirmación(ingresar nuevamente la nueva contraseña ya ingresada).</text:span></text:p>
      <text:p text:style-name="P17"><text:span text:style-name="T191"/></text:p>
      <text:p text:style-name="P18"><text:span text:style-name="T192">Borrar perfil del sistema</text:span></text:p>
      <text:p text:style-name="P18"><text:span text:style-name="T193"/></text:p>
      <text:p text:style-name="P19"><text:span text:style-name="T194">Desde su pagina personal(</text:span><text:span text:style-name="T195">Ver el inciso "Perfil de usuario"</text:span><text:span text:style-name="T196">), podra encontrar si coloca el puntero del mouse sobre sus datos personales el boton "Eliminar mi cuenta", si hace click sobre él se visualizara una confirmacion para desactivar su cuenta.</text:span></text:p>
      <text:p text:style-name="P19"><text:span text:style-name="T196"/></text:p>
      <text:p text:style-name="P19"><text:span text:style-name="T196">IMPORTANTE: No es posible desactivar su cuenta si posee subastas activas.</text:span></text:p>
      <text:p text:style-name="P20"><text:span text:style-name="T197"/></text:p>
      <text:p text:style-name="P20"><text:span text:style-name="T198">Area administrador</text:span></text:p>
      <text:p text:style-name="P20"><text:span text:style-name="T199"/></text:p>
      <text:p text:style-name="P20"><text:span text:style-name="T200">Aqui seran descriptas las herramientas que estan disponibles para los administradores del sistema. Los administradores al ser usuarios registrados contaran con todas las herramientas que dicho tipo de usuario tiene acceso, ademas de las herramientas descriptas en el Area General.</text:span></text:p>
      <text:p text:style-name="P20"><text:span text:style-name="T201"/></text:p>
      <text:p text:style-name="P20"><text:span text:style-name="T202">Como administrador usted podra: realizar reportes de ventas, realizar reportes de usuarios, y manejar las categorias de las subastas.</text:span></text:p>
      <text:p text:style-name="P20"><text:span text:style-name="T203"/></text:p>
      <text:p text:style-name="P20"><text:span text:style-name="T204">Reportes de usuarios/ventas</text:span></text:p>
      <text:p text:style-name="P20"><text:span text:style-name="T205"/></text:p>
      <text:p text:style-name="P21"><text:span text:style-name="T206">A la derecha de la barra de busquedas usted vera un boton que dice “Reportes”, al hacer clic en dicho boton usted podra elegir entre ver un reporte de ventas y uno de usuarios.</text:span></text:p>
      <text:p text:style-name="P21"><text:span text:style-name="T207"/></text:p>
      <text:p text:style-name="P21"><text:span text:style-name="T208">Reporte de ventas: debera elegir una fecha de inicio del reporte y una fecha de “hasta”, para indicar el rango de fechas en las que quiere ver las ventas realizadas. Una vez elegidas las fechas haga clic en “enviar” y vera un listado con las ventas realizadas entre dichas fechas, donde se mostrara el nombre de la subasta, el dueño, la fecha de la venta, el monto con el que se cerro la subasta, y el monto que fue para Bestnid. Ademas podra ver la cantidad de ventas, el rango de fechas, el monto total de ventas en dicho rango, y el monto total que fue para Bestnid en dicho rango.</text:span></text:p>
      <text:p text:style-name="P21"><text:span text:style-name="T209"/></text:p>
      <text:p text:style-name="P21"><text:span text:style-name="T210">Reporte de usuarios: siguiendo el mismo procedimiento que para el reporte de ventas, usted recibira un listado con los nombres y apellidos de los usuarios registrados dentro del rango de fechas ingresado, junto con sus mails, fechas de registro en el sistema, dni y numero de tarjeta de credito. Ademas podra ver el numero total de registros dentro del rango de fechas.</text:span></text:p>
      <text:p text:style-name="P21"><text:span text:style-name="T211"/></text:p>
      <text:p text:style-name="P22"><text:span text:style-name="T212">Manejo de categorias</text:span></text:p>
      <text:p text:style-name="P22"><text:span text:style-name="T213"/></text:p>
      <text:p text:style-name="P23"><text:span text:style-name="T214">Usted podra crear, modificar y eliminar categorias de subastas en Bestnid.</text:span></text:p>
      <text:p text:style-name="P23"><text:span text:style-name="T215"/></text:p>
      <text:p text:style-name="P23"><text:span text:style-name="T216">Para agregar categorias haga clic en el boton “Categorias” que se encuentra a la izquierda del buscador, y le aparecera una ventana pidiendole el nombre de la nueva categoria. Una vez ingresado el nombre haga clic en el boton “Agregar” y se agregara la categoria al sistema.</text:span></text:p>
      <text:p text:style-name="P23"><text:span text:style-name="T217"/></text:p>
      <text:p text:style-name="P23"><text:span text:style-name="T218">[Agregar como modificar y eliminar categoria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